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5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officeooo:paragraph-rsid="004249ab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362334"/>
    </style:style>
    <style:style style:name="P51" style:family="paragraph" style:parent-style-name="Standard">
      <style:paragraph-properties fo:text-align="justify" style:justify-single-word="false"/>
      <style:text-properties officeooo:paragraph-rsid="004249ab"/>
    </style:style>
    <style:style style:name="P5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4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6" style:family="paragraph" style:parent-style-name="Standard">
      <style:paragraph-properties fo:text-align="start" style:justify-single-word="false"/>
      <style:text-properties officeooo:paragraph-rsid="0037ace8"/>
    </style:style>
    <style:style style:name="P5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5" style:family="paragraph" style:parent-style-name="Text_20_body">
      <style:text-properties officeooo:paragraph-rsid="0038768f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style:font-name="Wingdings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font-style="italic" style:font-style-asian="italic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fo:language="ru" fo:country="RU" fo:font-style="italic" officeooo:rsid="0025f2ed" style:font-style-asian="italic" style:font-style-complex="italic"/>
    </style:style>
    <style:style style:name="T47" style:family="text">
      <style:text-properties fo:language="ru" fo:country="RU" fo:font-style="italic" officeooo:rsid="001b792c" style:font-style-asian="italic" style:font-style-complex="italic"/>
    </style:style>
    <style:style style:name="T48" style:family="text">
      <style:text-properties fo:language="ru" fo:country="RU" fo:font-style="italic" officeooo:rsid="00617d18" style:font-style-asian="italic" style:font-style-complex="italic"/>
    </style:style>
    <style:style style:name="T49" style:family="text">
      <style:text-properties fo:language="ru" fo:country="RU" fo:font-style="italic" officeooo:rsid="00623a3a" style:font-style-asian="italic" style:font-style-complex="italic"/>
    </style:style>
    <style:style style:name="T50" style:family="text">
      <style:text-properties fo:language="ru" fo:country="RU" fo:font-style="italic" officeooo:rsid="0015ffa6" style:font-style-asian="italic"/>
    </style:style>
    <style:style style:name="T51" style:family="text">
      <style:text-properties fo:language="ru" fo:country="RU" fo:font-style="italic" officeooo:rsid="0039652b" style:font-style-asian="italic"/>
    </style:style>
    <style:style style:name="T52" style:family="text">
      <style:text-properties fo:language="ru" fo:country="RU" fo:font-style="italic" officeooo:rsid="00459326" style:font-style-asian="italic"/>
    </style:style>
    <style:style style:name="T53" style:family="text">
      <style:text-properties fo:language="ru" fo:country="RU" officeooo:rsid="00087b28"/>
    </style:style>
    <style:style style:name="T54" style:family="text">
      <style:text-properties fo:language="ru" fo:country="RU" officeooo:rsid="000c548d"/>
    </style:style>
    <style:style style:name="T55" style:family="text">
      <style:text-properties fo:language="ru" fo:country="RU" officeooo:rsid="000e7ccf"/>
    </style:style>
    <style:style style:name="T56" style:family="text">
      <style:text-properties fo:language="ru" fo:country="RU" officeooo:rsid="0020ff30"/>
    </style:style>
    <style:style style:name="T57" style:family="text">
      <style:text-properties fo:language="ru" fo:country="RU" fo:font-style="normal" officeooo:rsid="003a72e8" style:font-style-asian="normal" style:font-style-complex="normal"/>
    </style:style>
    <style:style style:name="T58" style:family="text">
      <style:text-properties fo:language="ru" fo:country="RU" fo:font-style="normal" officeooo:rsid="00459326" style:font-style-asian="normal" style:font-style-complex="normal"/>
    </style:style>
    <style:style style:name="T59" style:family="text">
      <style:text-properties fo:language="ru" fo:country="RU" fo:font-style="normal" officeooo:rsid="0048366a" style:font-style-asian="normal" style:font-style-complex="normal"/>
    </style:style>
    <style:style style:name="T60" style:family="text">
      <style:text-properties fo:language="ru" fo:country="RU" officeooo:rsid="001e947a"/>
    </style:style>
    <style:style style:name="T61" style:family="text">
      <style:text-properties fo:language="ru" fo:country="RU" fo:font-weight="bold" officeooo:rsid="0023f784" style:font-weight-asian="bold" style:font-weight-complex="bold"/>
    </style:style>
    <style:style style:name="T62" style:family="text">
      <style:text-properties fo:language="ru" fo:country="RU" fo:font-weight="bold" officeooo:rsid="002eab44" style:font-weight-asian="bold" style:font-weight-complex="bold"/>
    </style:style>
    <style:style style:name="T63" style:family="text">
      <style:text-properties fo:language="ru" fo:country="RU" fo:font-weight="bold" officeooo:rsid="0037ace8" style:font-weight-asian="bold" style:font-weight-complex="bold"/>
    </style:style>
    <style:style style:name="T64" style:family="text">
      <style:text-properties fo:language="ru" fo:country="RU" fo:font-weight="bold" officeooo:rsid="001e947a" style:font-weight-asian="bold" style:font-weight-complex="bold"/>
    </style:style>
    <style:style style:name="T65" style:family="text">
      <style:text-properties fo:language="ru" fo:country="RU" fo:font-weight="bold" officeooo:rsid="004249ab" style:font-weight-asian="bold" style:font-weight-complex="bold"/>
    </style:style>
    <style:style style:name="T66" style:family="text">
      <style:text-properties fo:language="ru" fo:country="RU" fo:font-weight="normal" officeooo:rsid="0023f784" style:font-weight-asian="normal" style:font-weight-complex="normal"/>
    </style:style>
    <style:style style:name="T67" style:family="text">
      <style:text-properties fo:language="ru" fo:country="RU" fo:font-weight="normal" officeooo:rsid="002eab44" style:font-weight-asian="normal" style:font-weight-complex="normal"/>
    </style:style>
    <style:style style:name="T68" style:family="text">
      <style:text-properties fo:language="ru" fo:country="RU" fo:font-weight="normal" officeooo:rsid="0035e2f2" style:font-weight-asian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0" style:family="text">
      <style:text-properties fo:font-variant="normal" fo:text-transform="none" fo:color="#222222" fo:letter-spacing="normal"/>
    </style:style>
    <style:style style:name="T71" style:family="text">
      <style:text-properties fo:font-variant="normal" fo:text-transform="none" fo:color="#222222" fo:letter-spacing="normal" fo:language="en" fo:country="US" officeooo:rsid="0022c5c6"/>
    </style:style>
    <style:style style:name="T72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3" style:family="text">
      <style:text-properties officeooo:rsid="000b6bc9"/>
    </style:style>
    <style:style style:name="T74" style:family="text">
      <style:text-properties officeooo:rsid="0013d168"/>
    </style:style>
    <style:style style:name="T75" style:family="text">
      <style:text-properties officeooo:rsid="0014a155"/>
    </style:style>
    <style:style style:name="T76" style:family="text">
      <style:text-properties officeooo:rsid="0015f800"/>
    </style:style>
    <style:style style:name="T77" style:family="text">
      <style:text-properties officeooo:rsid="001d7cf6"/>
    </style:style>
    <style:style style:name="T78" style:family="text">
      <style:text-properties officeooo:rsid="00214222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23f784" style:font-weight-asian="normal" style:font-weight-complex="normal"/>
    </style:style>
    <style:style style:name="T81" style:family="text">
      <style:text-properties fo:font-weight="normal" officeooo:rsid="0035e2f2" style:font-weight-asian="normal" style:font-weight-complex="normal"/>
    </style:style>
    <style:style style:name="T82" style:family="text">
      <style:text-properties fo:font-weight="normal" officeooo:rsid="001e947a" style:font-weight-asian="normal" style:font-weight-complex="normal"/>
    </style:style>
    <style:style style:name="T83" style:family="text">
      <style:text-properties fo:font-weight="normal" officeooo:rsid="003fb138" style:font-weight-asian="normal" style:font-weight-complex="normal"/>
    </style:style>
    <style:style style:name="T84" style:family="text">
      <style:text-properties fo:font-weight="normal" officeooo:rsid="004249ab" style:font-weight-asian="normal" style:font-weight-complex="normal"/>
    </style:style>
    <style:style style:name="T85" style:family="text">
      <style:text-properties fo:font-weight="normal" officeooo:rsid="0035e2f2" style:font-weight-asian="normal" style:font-weight-complex="bold"/>
    </style:style>
    <style:style style:name="T86" style:family="text">
      <style:text-properties officeooo:rsid="0023f784"/>
    </style:style>
    <style:style style:name="T87" style:family="text">
      <style:text-properties fo:color="#000000" fo:language="ru" fo:country="RU" fo:font-style="italic" officeooo:rsid="0022c5c6" style:font-style-asian="italic" style:font-style-complex="normal"/>
    </style:style>
    <style:style style:name="T88" style:family="text">
      <style:text-properties officeooo:rsid="0025f2ed"/>
    </style:style>
    <style:style style:name="T89" style:family="text">
      <style:text-properties officeooo:rsid="002711f1"/>
    </style:style>
    <style:style style:name="T90" style:family="text">
      <style:text-properties officeooo:rsid="00290ba2"/>
    </style:style>
    <style:style style:name="T91" style:family="text">
      <style:text-properties officeooo:rsid="002cb41a"/>
    </style:style>
    <style:style style:name="T92" style:family="text">
      <style:text-properties officeooo:rsid="002e4e81"/>
    </style:style>
    <style:style style:name="T93" style:family="text">
      <style:text-properties officeooo:rsid="00306f3f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6969be" style:font-style-asian="normal" style:font-style-complex="normal"/>
    </style:style>
    <style:style style:name="T96" style:family="text">
      <style:text-properties fo:font-style="normal" officeooo:rsid="006de9e8" style:font-style-asian="normal" style:font-style-complex="normal"/>
    </style:style>
    <style:style style:name="T97" style:family="text">
      <style:text-properties fo:font-style="normal" officeooo:rsid="007113e7" style:font-style-asian="normal" style:font-style-complex="normal"/>
    </style:style>
    <style:style style:name="T98" style:family="text">
      <style:text-properties officeooo:rsid="001e947a"/>
    </style:style>
    <style:style style:name="T99" style:family="text">
      <style:text-properties officeooo:rsid="0032194c"/>
    </style:style>
    <style:style style:name="T100" style:family="text">
      <style:text-properties officeooo:rsid="0035e2f2"/>
    </style:style>
    <style:style style:name="T101" style:family="text">
      <style:text-properties officeooo:rsid="0023f784" style:font-weight-complex="bold"/>
    </style:style>
    <style:style style:name="T102" style:family="text">
      <style:text-properties officeooo:rsid="0039652b"/>
    </style:style>
    <style:style style:name="T103" style:family="text">
      <style:text-properties officeooo:rsid="003a72e8"/>
    </style:style>
    <style:style style:name="T104" style:family="text">
      <style:text-properties officeooo:rsid="0040735d"/>
    </style:style>
    <style:style style:name="T105" style:family="text">
      <style:text-properties officeooo:rsid="004098c8"/>
    </style:style>
    <style:style style:name="T106" style:family="text">
      <style:text-properties officeooo:rsid="004249ab"/>
    </style:style>
    <style:style style:name="T107" style:family="text">
      <style:text-properties officeooo:rsid="00459326"/>
    </style:style>
    <style:style style:name="T108" style:family="text">
      <style:text-properties officeooo:rsid="004685bb"/>
    </style:style>
    <style:style style:name="T109" style:family="text">
      <style:text-properties officeooo:rsid="004a08ea"/>
    </style:style>
    <style:style style:name="T110" style:family="text">
      <style:text-properties officeooo:rsid="005e6691"/>
    </style:style>
    <style:style style:name="T111" style:family="text">
      <style:text-properties officeooo:rsid="006cdabb"/>
    </style:style>
    <style:style style:name="T112" style:family="text">
      <style:text-properties officeooo:rsid="006de9e8"/>
    </style:style>
    <style:style style:name="T113" style:family="text">
      <style:text-properties officeooo:rsid="007cd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T69">План-1 Три в ряд - основная механика</text:span> </text:p>
      <text:p text:style-name="P55">Описание документа.</text:p>
      <text:p text:style-name="P31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3">Мы будем использовать двух </text:span><text:span text:style-name="T56">уровненную</text:span><text:span text:style-name="T53"> иерархию: </text:span><text:span text:style-name="T56">1-ый уровень </text:span><text:span text:style-name="T53">этап</text:span><text:span text:style-name="T56">ы</text:span><text:span text:style-name="T53"> </text:span><text:span text:style-name="T56">и 2-ой — уровень </text:span><text:span text:style-name="T53">задачи.</text:span></text:p>
      <text:p text:style-name="P49"/>
      <text:p text:style-name="P49">Весь проект(игра) состоит из отдельных частей:</text:p>
      <text:p text:style-name="P31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1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1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1">- <text:span text:style-name="T9">бизнес-логика</text:span>. Т.е. механизмы <text:span text:style-name="T73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9"/>
      <text:p text:style-name="P31">Далее будет описан <text:span text:style-name="T9">План, </text:span>в конце плана будет готовый продукт, которым можно пользоваться и радоваться.</text:p>
      <text:p text:style-name="P31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1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9"/>
      <text:p text:style-name="P49">Каждый этап будет описан в следующем виде.</text:p>
      <text:p text:style-name="P49">Этап №: <text:span text:style-name="T9">Название Этапа</text:span></text:p>
      <text:p text:style-name="P52">Результат:</text:p>
      <text:p text:style-name="P49">Конечный результат этапа. Что мы сможем увидеть, потрогать, потыкать…</text:p>
      <text:p text:style-name="P53">Задачи:</text:p>
      <text:p text:style-name="P49"><text:tab/><text:span text:style-name="T7">№ - </text:span><text:span text:style-name="T4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1"><text:soft-page-break/>Тут описание - зачем делается эта задача, к чему мы придем и что получим, что можно будет увидеть, потыкать. <text:span text:style-name="T43">Каждая задача должна быть такой что бы её можно было сделать от 1 до 3 дней.</text:span></text:p>
      <text:p text:style-name="P47"/>
      <text:p text:style-name="P47">Этап 1. <text:span text:style-name="T9">Базовый функционал.</text:span></text:p>
      <text:p text:style-name="P31"><text:span text:style-name="T9">Результат: </text:span>результата внешне никакого<text:span text:style-name="T42"></text:span> пустой экран<text:span text:style-name="T42"></text:span> это всё программистская магия.<text:line-break/>Просто куча файлов с кодом <text:span text:style-name="T42"></text:span> Но всё это нужно для реализации дальнейших этапов.</text:p>
      <text:p text:style-name="P49"/>
      <text:p text:style-name="P53">Задачи:</text:p>
      <text:p text:style-name="P31">1 — <text:span text:style-name="T44">Установка базового кода </text:span><text:span text:style-name="T17">14.10.2017 - 19.10.2017</text:span></text:p>
      <text:p text:style-name="P31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1">2 — <text:span text:style-name="T7">Настройка базы данных 18.10.2017 — 19.10.2017</text:span></text:p>
      <text:p text:style-name="P31">Тут мы будем хранить данные пользователя, его очки, игровую валюту, <text:s/>и прочие данные.</text:p>
      <text:p text:style-name="P31">3 — Настройка приложения в<text:span text:style-name="T78">К</text:span>онтакте. <text:span text:style-name="T7">17.10.2017 — 19.10.2017</text:span></text:p>
      <text:p text:style-name="P31">После этой настро<text:span text:style-name="T75">й</text:span>ки можно будет открыть приложение игры, это будет пустой экран, но в базе данных уже созда<text:span text:style-name="T75">с</text:span>тся аккаунт игрока, например дата его первого входа в игру!</text:p>
      <text:p text:style-name="P31">4 — Анимацио<text:span text:style-name="T74">н</text:span>ный-спрайт. <text:span text:style-name="T16">19.10.2017 – 02.11.2017</text:span></text:p>
      <text:p text:style-name="P31">Создание элемента анимационного спрайта, последовательность кадров, с возможностью задать <text:span text:style-name="T78">изменение</text:span> координат, скорости смены кадров. Выведем примитивную анимацию на экран игры. Это понадобиться в дальнейшем;</text:p>
      <text:p text:style-name="P31">5 — Выплывающие ди<text:span text:style-name="T76">а</text:span>логовое окно. <text:span text:style-name="T16">02.11.2017 – </text:span><text:span text:style-name="T35">23</text:span><text:span text:style-name="T55">.06</text:span><text:span text:style-name="T54">.18</text:span></text:p>
      <text:p text:style-name="P31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1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9"/>
      <text:p text:style-name="P53">Задачи:</text:p>
      <text:p text:style-name="P32"><text:span text:style-name="T8">1</text:span> <text:span text:style-name="T71">✓</text:span><text:span text:style-name="T36"> </text:span>— <text:span text:style-name="T102">Картинка карты</text:span><text:span text:style-name="T44"> </text:span><text:span text:style-name="T18">23.06.18 – </text:span><text:span text:style-name="T19">10.07.18</text:span></text:p>
      <text:p text:style-name="P8"/>
      <text:p text:style-name="P32"><text:span text:style-name="T44">2 </text:span><text:span text:style-name="T70">✓</text:span> <text:span text:style-name="T44">— Листалка </text:span><text:span text:style-name="T51">карты </text:span><text:span text:style-name="T44">влево и вправо </text:span><text:span text:style-name="T50">09.07.18 — 10.07.18</text:span></text:p>
      <text:p text:style-name="P7"/>
      <text:p text:style-name="P35"><text:span text:style-name="T44">3 </text:span><text:s/><text:span text:style-name="T70">✓ </text:span><text:span text:style-name="T44">— </text:span><text:span text:style-name="T52">Т</text:span><text:span text:style-name="T44">очк</text:span><text:span text:style-name="T52">и пути</text:span><text:span text:style-name="T44">; </text:span><text:span text:style-name="T50">10.07.18 — </text:span><text:span text:style-name="T29">12.17.18</text:span></text:p>
      <text:p text:style-name="P7"><text:span text:style-name="T107">Номер точки, серая — не доступна</text:span>, <text:span text:style-name="T108">желтая — пройдена </text:span>, красный - текущая</text:p>
      <text:p text:style-name="P36"><text:span text:style-name="T24">4</text:span><text:span text:style-name="T37"> </text:span><text:span text:style-name="T72">✓</text:span><text:span text:style-name="T87">—</text:span><text:span text:style-name="T37"> </text:span><text:span text:style-name="T57">Звезды </text:span><text:span text:style-name="T58">над </text:span><text:span text:style-name="T57">точк</text:span><text:span text:style-name="T58">ой </text:span><text:span text:style-name="T59">19.03.19 - </text:span><text:span text:style-name="T38">23.03.19</text:span></text:p>
      <text:p text:style-name="P9"/>
      <text:p text:style-name="P44"><text:span text:style-name="T36">5</text:span> <text:span text:style-name="T37"><text:s/></text:span><text:span text:style-name="T72">✓ </text:span>— Сундуки<text:span text:style-name="T40"> 23.03.19 – </text:span><text:span text:style-name="T41">02.04.19</text:span></text:p>
      <text:p text:style-name="P43"><text:span text:style-name="T103">А</text:span>нимиров<text:span text:style-name="T109">а</text:span>нный сундук, <text:s/>кол-во собра<text:span text:style-name="T86">н</text:span>ных звёзд.</text:p>
      <text:p text:style-name="P37"><text:span text:style-name="T30">6</text:span><text:span text:style-name="T44"> </text:span><text:span text:style-name="T72">✓</text:span> <text:span text:style-name="T44">— Нажатие на точку; </text:span><text:span text:style-name="T31">02.04.19- </text:span><text:span text:style-name="T32">03.04.19</text:span></text:p>
      <text:p text:style-name="P7"><text:span text:style-name="T107">О</text:span>кно <text:span text:style-name="T107">покажет:</text:span> номер уровня, кол-во звёзд <text:span text:style-name="T93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2">Результат: <text:span text:style-name="T83">П</text:span><text:span text:style-name="T81">оиграть в 3 вряд, заработать очки, достигнуть цели игр, и открывать последовательно точки!</text:span></text:p>
      <text:p text:style-name="P49"/>
      <text:p text:style-name="P53">Задачи:</text:p>
      <text:p text:style-name="P38">1 — <text:span text:style-name="T72">✓ </text:span><text:span text:style-name="T45">Игровое поле </text:span><text:span text:style-name="T20">14.07.18 – </text:span><text:span text:style-name="T21">17.07.18, </text:span><text:span text:style-name="T49">05</text:span><text:span text:style-name="T48">.04.19 - <text:s/></text:span><text:span text:style-name="T49">06.04.19</text:span></text:p>
      <text:p text:style-name="P11"><text:span text:style-name="T104">П</text:span>оле 6 в длину и 4 в высоту, пустое.</text:p>
      <text:p text:style-name="P38">2 — <text:span text:style-name="T72">✓ </text:span><text:span text:style-name="T45">Случайное заполнение</text:span><text:span text:style-name="T21"> 15.07.18 – </text:span><text:span text:style-name="T47">18.07.18, </text:span><text:span text:style-name="T49">05</text:span><text:span text:style-name="T48">.04.19 - <text:s/></text:span><text:span text:style-name="T49">06.04.19</text:span></text:p>
      <text:p text:style-name="P11"><text:span text:style-name="T107">З</text:span>аполн<text:span text:style-name="T107">им поле </text:span>случ<text:span text:style-name="T88">ай</text:span>ным<text:span text:style-name="T107">и</text:span> камнями.</text:p>
      <text:p text:style-name="P38">3 — <text:span text:style-name="T72">✓ </text:span><text:span text:style-name="T45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1">Нажимаем</text:span> на камень, затем на второй и <text:span text:style-name="T107">видим</text:span> анимацию обмена;</text:p>
      <text:p text:style-name="P38">4 — <text:span text:style-name="T72">✓ </text:span><text:span text:style-name="T45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0">5 — <text:span text:style-name="T72">✓ </text:span><text:span text:style-name="T45">Падение камней </text:span><text:span text:style-name="T21">16.07.18 – 18.07.18</text:span></text:p>
      <text:p text:style-name="P11">После унич<text:span text:style-name="T88">т</text:span>ожения линии, делаем падение камней заполняя пустые сверху, новыми случайными камнями. <text:span text:style-name="T110">Падение из под блокировочных блоков.</text:span></text:p>
      <text:p text:style-name="P39">6 — <text:span text:style-name="T72">✓</text:span><text:span text:style-name="T45">Цели: </text:span><text:span text:style-name="T46">таблица вида: </text:span><text:span text:style-name="T45">цвет </text:span><text:span text:style-name="T46">камня </text:span><text:span text:style-name="T45">— количество </text:span></text:p>
      <text:p text:style-name="P11">Перед игрой будет появляется окно с указанием <text:span text:style-name="T77">списка</text:span> цел<text:span text:style-name="T77">ей</text:span>, т.е. Цвета камня и кол-во которое необходимо собрать. <text:span text:style-name="T89">Например</text:span>: <text:span text:style-name="T89">синих — 5, желтых — 3.</text:span></text:p>
      <text:p text:style-name="P14">7 — <text:span text:style-name="T72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2">✓</text:span>Индикатор целей</text:p>
      <text:p text:style-name="P11"><text:span text:style-name="T107">Ч</text:span>исло обозначающие кол-во целей; <text:span text:style-name="T104">Собрал все цели - </text:span>игра <text:span text:style-name="T104">завершилась</text:span>;</text:p>
      <text:p text:style-name="P11">Появляется окно «Уровень пройден!»</text:p>
      <text:p text:style-name="P16">9 — <text:span text:style-name="T72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7">И</text:span>ндикатор очков, и кол-во заработанных звёзд. 1 звезда, 2 или 3 звезды</text:p>
      <text:p text:style-name="P67"/>
      <text:p text:style-name="P67"/>
      <text:p text:style-name="P74"><text:span text:style-name="T98">Этап 4. <text:s/></text:span><text:span text:style-name="T12">Друзья</text:span></text:p>
      <text:p text:style-name="P26"><text:span text:style-name="T101">Результат: </text:span><text:span text:style-name="T81">Мы увидим своих друзей и их очки на точках и номер точки на которой они находятся, сможем приглашать друзей.</text:span></text:p>
      <text:p text:style-name="P50"/>
      <text:p text:style-name="P65">Задачи:</text:p>
      <text:p text:style-name="P21"><text:span text:style-name="T86">1 — </text:span><text:span text:style-name="T72">✓</text:span>Панель друзей; <text:span text:style-name="T112">13.04.19 — 14.04.19</text:span></text:p>
      <text:p text:style-name="P20">Внизу показать список <text:s/>друзей, кнопку пригласить друзей, уровень друга</text:p>
      <text:p text:style-name="P22">2 — <text:span text:style-name="T72">✓</text:span><text:span text:style-name="T94">Друзья на точк</text:span><text:span text:style-name="T95">е </text:span><text:span text:style-name="T96">1</text:span><text:span text:style-name="T97">4</text:span><text:span text:style-name="T96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69"><text:tab/>3 — <text:span text:style-name="T71">✓ </text:span>Пригласить друга <text:span text:style-name="T112">14.04.19 — 14.04.19</text:span></text:p>
      <text:p text:style-name="P68"><text:tab/>Кнопка и окно приглашения</text:p>
      <text:p text:style-name="P63"/>
      <text:p text:style-name="P45"><text:span text:style-name="T80">Э</text:span><text:span text:style-name="T79">тап </text:span><text:span text:style-name="T84">5</text:span><text:span text:style-name="T11">. </text:span><text:span text:style-name="T13">Общие</text:span></text:p>
      <text:p text:style-name="P24"><text:span text:style-name="T101">Результат: </text:span><text:span text:style-name="T81">Появятся жизни, экран загрузки.</text:span></text:p>
      <text:p text:style-name="P50"/>
      <text:p text:style-name="P28">Задачи:</text:p>
      <text:p text:style-name="P17"><text:span text:style-name="T92">1 — Стартовое о</text:span>кно загрузки приложения; <text:span text:style-name="T113">16.04.19 - </text:span></text:p>
      <text:p text:style-name="P18">Вначале будет <text:span text:style-name="T100">крутилка</text:span> загрузки игры.</text:p>
      <text:p text:style-name="P18">2 — Окно загрузки следующей карты;</text:p>
      <text:p text:style-name="P23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8"/>
      <text:p text:style-name="P64"/>
      <text:p text:style-name="P72">Этап <text:span text:style-name="T106">6</text:span>. <text:span text:style-name="T11">Инструменты</text:span></text:p>
      <text:p text:style-name="P27"><text:span text:style-name="T101">Результат: </text:span><text:span text:style-name="T85">Можно будет пользоваться молотком, вихрем и молнией!</text:span></text:p>
      <text:p text:style-name="P33"/>
      <text:p text:style-name="P29">Задачи:</text:p>
      <text:p text:style-name="P59"><text:tab/>1 — Молоток</text:p>
      <text:p text:style-name="P59"><text:tab/><text:span text:style-name="T105">Р</text:span>азбивает один камень!</text:p>
      <text:p text:style-name="P59"><text:tab/>2 — Вихрь</text:p>
      <text:p text:style-name="P59"><text:tab/><text:span text:style-name="T105">М</text:span>ешает все камни в случайном порядке!</text:p>
      <text:p text:style-name="P59"><text:tab/>3 — Молния</text:p>
      <text:p text:style-name="P59"><text:tab/><text:span text:style-name="T105">У</text:span>ничтожает целый ряд!</text:p>
      <text:p text:style-name="P64"/>
      <text:p text:style-name="P5">Этап <text:span text:style-name="T106">7</text:span>. <text:span text:style-name="T9">Сундуки</text:span></text:p>
      <text:p text:style-name="P48"/>
      <text:p text:style-name="P34"><text:span text:style-name="T9">Результат: </text:span>При <text:span text:style-name="T90">выигрыше</text:span>, будут <text:span text:style-name="T90">начисляться </text:span>звёзды на сундуках, сундуки будут открываться и выдавать призы.</text:p>
      <text:p text:style-name="P51"/>
      <text:p text:style-name="P54">Задачи:</text:p>
      <text:p text:style-name="P34">1 — <text:span text:style-name="T45">Информация на закрытом сундуке</text:span></text:p>
      <text:p text:style-name="P12">При нажатии на закрытый сундук будет <text:span text:style-name="T91">проявляться</text:span> окно «СУНДУК ЗАКРЫТ».</text:p>
      <text:p text:style-name="P30">2 — <text:span text:style-name="T86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2">Этап 8. <text:span text:style-name="T11">Монеты</text:span></text:p>
      <text:p text:style-name="P25"><text:span text:style-name="T101">Результат: </text:span><text:span text:style-name="T81">Можно будет произвести покупку внутренней валюты</text:span></text:p>
      <text:p text:style-name="P50"/>
      <text:p text:style-name="P28">Задачи:</text:p>
      <text:p text:style-name="P59"><text:tab/>1 — Индикатор внутренней валюты(монет)</text:p>
      <text:p text:style-name="P59"><text:tab/>Появится индикатор внутренней валюты</text:p>
      <text:p text:style-name="P59"><text:tab/>2 — Покупка внутренней валюты</text:p>
      <text:p text:style-name="P59"><text:tab/>Рядом с индикатором можно будет нажать кнопку (+) и появиться окно покупки монет.</text:p>
      <text:p text:style-name="P62">Будет таблица : </text:p>
      <text:p text:style-name="P62">10 монет за 3 голоса, </text:p>
      <text:p text:style-name="P62">100 монет за 20 голоса и т.д.</text:p>
      <text:p text:style-name="P62"><text:tab/><text:tab/></text:p>
      <text:p text:style-name="P59"><text:tab/><text:span text:style-name="T100">3 — Покупка Инструментов</text:span></text:p>
      <text:p text:style-name="P61"><text:tab/>Можно будет купить молоток, вихрь и молнии за монеты;</text:p>
      <text:p text:style-name="P59"/>
      <text:p text:style-name="P59"/>
      <text:p text:style-name="P73">Этап 9. Нагрузочное тестирование</text:p>
      <text:p text:style-name="P33"><text:span text:style-name="T61">Результат: </text:span><text:span text:style-name="T68">Очень важно знать, что игра не упадет после запуска! </text:span></text:p>
      <text:p text:style-name="P66">Задачи:</text:p>
      <text:p text:style-name="P60"><text:tab/>1 — Анализ</text:p>
      <text:p text:style-name="P60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0"><text:tab/>2 — Инструментарий</text:p>
      <text:p text:style-name="P60">Создать инструменты для тестирования ключевых нагрузок: пиковой, суточной и т.д.</text:p>
      <text:p text:style-name="P60"><text:tab/>3 — Провести тестирование</text:p>
      <text:p text:style-name="P60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6">Этап 1. <text:span text:style-name="T9">Базовый функционал.</text:span></text:p>
      <text:p text:style-name="P56">Этап 2. <text:span text:style-name="T9">Карта и путь</text:span></text:p>
      <text:p text:style-name="P56"><text:span text:style-name="T79">Этап 3</text:span><text:span text:style-name="T9">. Игр</text:span><text:span text:style-name="T10">овое пол</text:span><text:span text:style-name="T14">е</text:span></text:p>
      <text:p text:style-name="P56"><text:span text:style-name="T82">Этап 4</text:span><text:span text:style-name="T10">. </text:span><text:span text:style-name="T15">Друзья</text:span></text:p>
      <text:p text:style-name="P70"><text:span text:style-name="T60">Этап 5. <text:s/></text:span><text:span text:style-name="T65">Общие</text:span></text:p>
      <text:p text:style-name="P71"><text:span text:style-name="T66">Этап 6</text:span><text:span text:style-name="T61">. </text:span><text:span text:style-name="T62">Инструменты</text:span></text:p>
      <text:p text:style-name="P71"><text:span text:style-name="T67">Этап 7</text:span><text:span text:style-name="T62">. </text:span><text:span text:style-name="T64">Сундуки</text:span></text:p>
      <text:p text:style-name="P70"><text:span text:style-name="T67">Этап 8</text:span><text:span text:style-name="T62">. Монет</text:span><text:span text:style-name="T63">ы</text:span></text:p>
      <text:p text:style-name="P70"><text:span text:style-name="T67">Этап 9</text:span><text:span text:style-name="T62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6">Мы будем просто копировать игру «Сокровища пиратов» </text:p>
      <text:p text:style-name="P41">https://vk.com/app3882511?cid=false</text:p>
      <text:p text:style-name="P57"><text:tab/>В этом плане создадим основные механизмы игры, так что вся графика будет абстрактной.</text:p>
      <text:p text:style-name="P57"><text:tab/><text:span text:style-name="T99">Реализация</text:span> конкретной версии игры 3 в ряд будет в “Плане-2”</text:p>
      <text:p text:style-name="P57"><text:tab/>В “Плане-3”  будут реализовываться дополнительные <text:span text:style-name="T99">функционалы</text:span>, такие как “колесо фортуны” например.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3</meta:editing-cycles>
    <meta:print-date>2014-11-19T10:06:00</meta:print-date>
    <meta:creation-date>2014-11-18T13:34:00</meta:creation-date>
    <dc:date>2019-04-16T09:42:20.616000000</dc:date>
    <meta:editing-duration>P19DT19H57M29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7" meta:character-count="8472" meta:non-whitespace-character-count="72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